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9.18549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9.25032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9.25972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9.25489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9.2273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9.32477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9.25997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9.11692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9.14619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9.24193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9.28928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9.19319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D3:.$D14])^2)^0.5" office:value-type="float"/>
          <table:table-cell table:number-matrix-columns-spanned="1" table:number-matrix-rows-spanned="1" table:formula="of:=SUM(([.C3:.C14]-[.$E3:.$E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D3:.$D14])" office:value-type="float"/>
          <table:table-cell table:number-matrix-columns-spanned="1" table:number-matrix-rows-spanned="1" table:formula="of:=SUM([.C3:.C14]=[.$E3:.$E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F3:.$F14])" office:value-type="float"/>
          <table:table-cell table:number-matrix-columns-spanned="1" table:number-matrix-rows-spanned="1" table:formula="of:=SUM([.C3:.C14]&lt;[.$G3:.$G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F3:.$F14])" office:value-type="float"/>
          <table:table-cell table:number-matrix-columns-spanned="1" table:number-matrix-rows-spanned="1" table:formula="of:=SUM([.C3:.C14]&gt;[.$G3:.$G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H3:.$H14])" office:value-type="float"/>
          <table:table-cell table:number-matrix-columns-spanned="1" table:number-matrix-rows-spanned="1" table:formula="of:=SUM([.C3:.C14]=[.$I3:.$I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